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9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0.00768657671041797" calcext:value-type="float">
            <text:p>0.0076865767</text:p>
          </table:table-cell>
          <table:table-cell table:style-name="ce4" office:value-type="float" office:value="0.00000521789805034983" calcext:value-type="float">
            <text:p>5.21789805034983E-006</text:p>
          </table:table-cell>
          <table:table-cell table:style-name="ce4" office:value-type="float" office:value="0.0216314980942088" calcext:value-type="float">
            <text:p>0.0216314981</text:p>
          </table:table-cell>
          <table:table-cell table:style-name="ce4" office:value-type="float" office:value="0.00183836790287027" calcext:value-type="float">
            <text:p>0.0018383679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1839" calcext:value-type="float">
            <text:p>1.1839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8" office:value-type="string" calcext:value-type="string">
            <text:p>Energia (MeV)</text:p>
          </table:table-cell>
          <table:table-cell table:style-name="ce8" office:value-type="string" calcext:value-type="string">
            <text:p>eEnergia</text:p>
          </table:table-cell>
          <table:table-cell table:style-name="ce8" office:value-type="string" calcext:value-type="string">
            <text:p>deltaE (MeV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9" table:formula="of:=[.$C$3]*[.E7]+[.$E$3]" office:value-type="float" office:value="4.1996702690419" calcext:value-type="float">
            <text:p>4.199670269</text:p>
          </table:table-cell>
          <table:table-cell table:style-name="ce9" table:formula="of:=SQRT(([.$C$3]*[.G7])^2+([.E7]*[.$D$3])^2+([.$F$3])^2)" office:value-type="float" office:value="0.00340611539623198" calcext:value-type="float">
            <text:p>0.0034061154</text:p>
          </table:table-cell>
          <table:table-cell table:style-name="ce9" table:formula="of:=[.$H$3]-[.H7]" office:value-type="float" office:value="1.1053297309581" calcext:value-type="float">
            <text:p>1.105329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9" table:formula="of:=[.$C$3]*[.E8]+[.$E$3]" office:value-type="float" office:value="3.32716694664235" calcext:value-type="float">
            <text:p>3.3271669466</text:p>
          </table:table-cell>
          <table:table-cell table:style-name="ce9" table:formula="of:=SQRT(([.$C$3]*[.G8])^2+([.E8]*[.$D$3])^2+([.$F$3])^2)" office:value-type="float" office:value="0.0029320831996808" calcext:value-type="float">
            <text:p>0.0029320832</text:p>
          </table:table-cell>
          <table:table-cell table:style-name="ce9" table:formula="of:=[.$H$3]-[.H8]" office:value-type="float" office:value="1.97783305335765" calcext:value-type="float">
            <text:p>1.9778330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9" table:formula="of:=[.$C$3]*[.E9]+[.$E$3]" office:value-type="float" office:value="2.34259333580491" calcext:value-type="float">
            <text:p>2.3425933358</text:p>
          </table:table-cell>
          <table:table-cell table:style-name="ce9" table:formula="of:=SQRT(([.$C$3]*[.G9])^2+([.E9]*[.$D$3])^2+([.$F$3])^2)" office:value-type="float" office:value="0.00247873754740196" calcext:value-type="float">
            <text:p>0.0024787375</text:p>
          </table:table-cell>
          <table:table-cell table:style-name="ce9" table:formula="of:=[.$H$3]-[.H9]" office:value-type="float" office:value="2.96240666419508" calcext:value-type="float">
            <text:p>2.96240666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9" table:formula="of:=[.$C$3]*[.E10]+[.$E$3]" office:value-type="float" office:value="0.884142270770209" calcext:value-type="float">
            <text:p>0.8841422708</text:p>
          </table:table-cell>
          <table:table-cell table:style-name="ce9" table:formula="of:=SQRT(([.$C$3]*[.G10])^2+([.E10]*[.$D$3])^2+([.$F$3])^2)" office:value-type="float" office:value="0.00211324175528256" calcext:value-type="float">
            <text:p>0.0021132418</text:p>
          </table:table-cell>
          <table:table-cell table:style-name="ce9" table:formula="of:=[.$H$3]-[.H10]" office:value-type="float" office:value="4.42085772922979" calcext:value-type="float">
            <text:p>4.4208577292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8" office:value-type="string" calcext:value-type="string">
            <text:p>delta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H7]" office:value-type="float" office:value="4.1996702690419" calcext:value-type="float">
            <text:p>4.19967026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200186425" calcext:value-type="float">
            <text:p>1.0200186425</text:p>
          </table:table-cell>
          <table:table-cell table:style-name="ce9" table:formula="of:=[.K13]*[.C13]" office:value-type="float" office:value="0.969017710375" calcext:value-type="float">
            <text:p>0.96901771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H8]" office:value-type="float" office:value="3.32716694664235" calcext:value-type="float">
            <text:p>3.327166946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39562945" calcext:value-type="float">
            <text:p>1.139562945</text:p>
          </table:table-cell>
          <table:table-cell table:style-name="ce9" table:formula="of:=[.K14]*[.C14]" office:value-type="float" office:value="1.99423515375" calcext:value-type="float">
            <text:p>1.99423515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H9]" office:value-type="float" office:value="2.34259333580491" calcext:value-type="float">
            <text:p>2.34259333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253268075" calcext:value-type="float">
            <text:p>1.4253268075</text:p>
          </table:table-cell>
          <table:table-cell table:style-name="ce9" table:formula="of:=[.K15]*[.C15]" office:value-type="float" office:value="3.634583359125" calcext:value-type="float">
            <text:p>3.634583359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H10]" office:value-type="float" office:value="0.884142270770209" calcext:value-type="float">
            <text:p>0.884142270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4822132025" calcext:value-type="float">
            <text:p>1.4822132025</text:p>
          </table:table-cell>
          <table:table-cell table:style-name="ce9" table:formula="of:=[.K16]*[.C16]" office:value-type="float" office:value="4.965414228375" calcext:value-type="float">
            <text:p>4.9654142284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.1053297309581" calcext:value-type="float">
            <text:p>1.10532973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table:formula="of:=ABS([.C21]-[.$B21])" office:value-type="float" office:value="0.1892997309581" calcext:value-type="float">
            <text:p>0.189299731</text:p>
          </table:table-cell>
          <table:table-cell table:style-name="ce4" office:value-type="float" office:value="0.969017710375" calcext:value-type="float">
            <text:p>0.9690177104</text:p>
          </table:table-cell>
          <table:table-cell table:style-name="ce4" table:formula="of:=ABS([.E21]-[.$B21])" office:value-type="float" office:value="0.1363120205831" calcext:value-type="float">
            <text:p>0.1363120206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table:formula="of:=ABS([.G21]-[.$B21])" office:value-type="float" office:value="0.1803297309581" calcext:value-type="float">
            <text:p>0.18032973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.97783305335765" calcext:value-type="float">
            <text:p>1.9778330534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table:formula="of:=ABS([.C22]-[.$B22])" office:value-type="float" office:value="0.14906305335765" calcext:value-type="float">
            <text:p>0.1490630534</text:p>
          </table:table-cell>
          <table:table-cell table:style-name="ce4" office:value-type="float" office:value="1.99423515375" calcext:value-type="float">
            <text:p>1.9942351538</text:p>
          </table:table-cell>
          <table:table-cell table:style-name="ce4" table:formula="of:=ABS([.E22]-[.$B22])" office:value-type="float" office:value="0.01640210039235" calcext:value-type="float">
            <text:p>0.0164021004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table:formula="of:=ABS([.G22]-[.$B22])" office:value-type="float" office:value="0.13283305335765" calcext:value-type="float">
            <text:p>0.1328330534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.96240666419508" calcext:value-type="float">
            <text:p>2.96240666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table:formula="of:=ABS([.C23]-[.$B23])" office:value-type="float" office:value="0.0530533358049201" calcext:value-type="float">
            <text:p>0.0530533358</text:p>
          </table:table-cell>
          <table:table-cell table:style-name="ce4" office:value-type="float" office:value="3.634583359125" calcext:value-type="float">
            <text:p>3.6345833591</text:p>
          </table:table-cell>
          <table:table-cell table:style-name="ce4" table:formula="of:=ABS([.E23]-[.$B23])" office:value-type="float" office:value="0.672176694929919" calcext:value-type="float">
            <text:p>0.6721766949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table:formula="of:=ABS([.G23]-[.$B23])" office:value-type="float" office:value="0.08659333580492" calcext:value-type="float">
            <text:p>0.086593335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4.42085772922979" calcext:value-type="float">
            <text:p>4.4208577292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table:formula="of:=ABS([.C24]-[.$B24])" office:value-type="float" office:value="0.23944227077021" calcext:value-type="float">
            <text:p>0.2394422708</text:p>
          </table:table-cell>
          <table:table-cell table:style-name="ce4" office:value-type="float" office:value="4.965414228375" calcext:value-type="float">
            <text:p>4.9654142284</text:p>
          </table:table-cell>
          <table:table-cell table:style-name="ce4" table:formula="of:=ABS([.E24]-[.$B24])" office:value-type="float" office:value="0.54455649914521" calcext:value-type="float">
            <text:p>0.5445564991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table:formula="of:=ABS([.G24]-[.$B24])" office:value-type="float" office:value="0.27314227077021" calcext:value-type="float">
            <text:p>0.2731422708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2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4P0"/>
    </number:currency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20:27:04.125129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1-26T20:40:17.913907863</dc:date>
    <dc:creator>Goncalo Castro</dc:creator>
    <meta:editing-duration>PT37M9S</meta:editing-duration>
    <meta:editing-cycles>4</meta:editing-cycles>
    <meta:generator>LibreOffice/4.3.7.2$Linux_X86_64 LibreOffice_project/430$Build-2</meta:generator>
    <meta:document-statistic meta:table-count="2" meta:cell-count="149" meta:object-count="0"/>
  </office:meta>
</office:document-meta>
</file>